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fa3e" officeooo:paragraph-rsid="0001fa3e"/>
    </style:style>
    <style:style style:name="P2" style:family="paragraph" style:parent-style-name="Standard">
      <style:text-properties officeooo:paragraph-rsid="000a85d1"/>
    </style:style>
    <style:style style:name="P3" style:family="paragraph" style:parent-style-name="Standard">
      <style:text-properties fo:font-size="10pt" officeooo:rsid="0001fa3e" officeooo:paragraph-rsid="0001fa3e" style:font-size-asian="10pt" style:font-size-complex="10pt"/>
    </style:style>
    <style:style style:name="P4" style:family="paragraph" style:parent-style-name="Standard">
      <style:text-properties fo:font-size="10pt" officeooo:rsid="0001fa3e" officeooo:paragraph-rsid="00268ccd" style:font-size-asian="10pt" style:font-size-complex="10pt"/>
    </style:style>
    <style:style style:name="P5" style:family="paragraph" style:parent-style-name="Standard">
      <style:text-properties fo:font-size="10pt" officeooo:rsid="00040d6b" officeooo:paragraph-rsid="00040d6b" style:font-size-asian="10pt" style:font-size-complex="10pt"/>
    </style:style>
    <style:style style:name="P6" style:family="paragraph" style:parent-style-name="Standard">
      <style:text-properties fo:font-size="10pt" officeooo:rsid="00040d6b" officeooo:paragraph-rsid="000a85d1" style:font-size-asian="10pt" style:font-size-complex="10pt"/>
    </style:style>
    <style:style style:name="P7" style:family="paragraph" style:parent-style-name="Standard">
      <style:text-properties fo:font-size="10pt" officeooo:rsid="000a85d1" officeooo:paragraph-rsid="000a85d1" style:font-size-asian="10pt" style:font-size-complex="10pt"/>
    </style:style>
    <style:style style:name="P8" style:family="paragraph" style:parent-style-name="Standard">
      <style:text-properties fo:font-size="10pt" officeooo:rsid="00268ccd" officeooo:paragraph-rsid="00268ccd" style:font-size-asian="10pt" style:font-size-complex="10pt"/>
    </style:style>
    <style:style style:name="P9" style:family="paragraph" style:parent-style-name="Standard">
      <style:text-properties fo:font-size="10pt" officeooo:rsid="0027a99d" officeooo:paragraph-rsid="0027a99d" style:font-size-asian="10pt" style:font-size-complex="10pt"/>
    </style:style>
    <style:style style:name="P10" style:family="paragraph" style:parent-style-name="Standard">
      <style:text-properties fo:font-size="10pt" officeooo:rsid="002ab96c" officeooo:paragraph-rsid="002ab96c" style:font-size-asian="10pt" style:font-size-complex="10pt"/>
    </style:style>
    <style:style style:name="P11" style:family="paragraph" style:parent-style-name="Standard">
      <style:text-properties fo:font-size="10pt" officeooo:rsid="002b0154" officeooo:paragraph-rsid="002b0154" style:font-size-asian="10pt" style:font-size-complex="10pt"/>
    </style:style>
    <style:style style:name="P12" style:family="paragraph" style:parent-style-name="Standard">
      <style:text-properties fo:font-size="10pt" officeooo:rsid="002db76d" officeooo:paragraph-rsid="002db76d" style:font-size-asian="10pt" style:font-size-complex="10pt"/>
    </style:style>
    <style:style style:name="T1" style:family="text">
      <style:text-properties officeooo:rsid="00028e37"/>
    </style:style>
    <style:style style:name="T2" style:family="text">
      <style:text-properties officeooo:rsid="00040d6b"/>
    </style:style>
    <style:style style:name="T3" style:family="text">
      <style:text-properties fo:font-variant="normal" fo:text-transform="none" fo:color="#222222" style:font-name="Monaco" fo:letter-spacing="normal" fo:font-style="normal" fo:font-weight="normal"/>
    </style:style>
    <style:style style:name="T4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5" style:family="text">
      <style:text-properties fo:font-variant="normal" fo:text-transform="none" fo:color="#222222" style:font-name="Liberation Serif" fo:letter-spacing="normal" fo:font-style="normal" fo:font-weight="normal" officeooo:rsid="00089577"/>
    </style:style>
    <style:style style:name="T6" style:family="text">
      <style:text-properties fo:font-variant="normal" fo:text-transform="none" fo:color="#222222" style:font-name="Liberation Serif" fo:letter-spacing="normal" fo:font-style="normal" fo:font-weight="normal" officeooo:rsid="00092494"/>
    </style:style>
    <style:style style:name="T7" style:family="text">
      <style:text-properties fo:font-variant="normal" fo:text-transform="none" fo:color="#222222" style:font-name="Liberation Serif" fo:letter-spacing="normal" fo:font-style="normal" fo:font-weight="normal" officeooo:rsid="00092593"/>
    </style:style>
    <style:style style:name="T8" style:family="text">
      <style:text-properties fo:font-variant="normal" fo:text-transform="none" fo:color="#222222" style:font-name="Liberation Serif" fo:letter-spacing="normal" fo:font-style="normal" fo:font-weight="normal" officeooo:rsid="000a85d1"/>
    </style:style>
    <style:style style:name="T9" style:family="text">
      <style:text-properties fo:font-variant="normal" fo:text-transform="none" fo:color="#222222" style:font-name="Liberation Serif" fo:letter-spacing="normal" fo:font-style="normal" fo:font-weight="normal" officeooo:rsid="000eba6b"/>
    </style:style>
    <style:style style:name="T10" style:family="text">
      <style:text-properties fo:font-variant="normal" fo:text-transform="none" fo:color="#222222" style:font-name="Liberation Serif" fo:letter-spacing="normal" fo:font-style="normal" fo:font-weight="normal" officeooo:rsid="000feac9"/>
    </style:style>
    <style:style style:name="T11" style:family="text">
      <style:text-properties fo:font-variant="normal" fo:text-transform="none" fo:color="#222222" style:font-name="Liberation Serif" fo:letter-spacing="normal" fo:font-style="normal" fo:font-weight="normal" officeooo:rsid="00117f93"/>
    </style:style>
    <style:style style:name="T12" style:family="text">
      <style:text-properties fo:font-variant="normal" fo:text-transform="none" fo:color="#222222" style:font-name="Liberation Serif" fo:letter-spacing="normal" fo:font-style="normal" fo:font-weight="normal" officeooo:rsid="001314b6"/>
    </style:style>
    <style:style style:name="T13" style:family="text">
      <style:text-properties fo:font-variant="normal" fo:text-transform="none" fo:color="#222222" style:font-name="Liberation Serif" fo:letter-spacing="normal" fo:font-style="normal" fo:font-weight="normal" officeooo:rsid="0017978d"/>
    </style:style>
    <style:style style:name="T14" style:family="text">
      <style:text-properties fo:font-variant="normal" fo:text-transform="none" fo:color="#222222" style:font-name="Liberation Serif" fo:letter-spacing="normal" fo:font-style="normal" fo:font-weight="normal" officeooo:rsid="001d344f"/>
    </style:style>
    <style:style style:name="T15" style:family="text">
      <style:text-properties fo:font-variant="normal" fo:text-transform="none" fo:color="#222222" style:font-name="Liberation Serif" fo:letter-spacing="normal" fo:font-style="normal" fo:font-weight="normal" officeooo:rsid="0024f30a"/>
    </style:style>
    <style:style style:name="T16" style:family="text">
      <style:text-properties fo:font-variant="normal" fo:text-transform="none" fo:color="#222222" style:font-name="Liberation Serif" fo:letter-spacing="normal" fo:font-style="normal" fo:font-weight="normal" officeooo:rsid="00028e37"/>
    </style:style>
    <style:style style:name="T17" style:family="text">
      <style:text-properties fo:font-variant="normal" fo:text-transform="none" fo:color="#222222" style:font-name="Liberation Serif" fo:letter-spacing="normal" fo:font-style="normal" fo:font-weight="normal" officeooo:rsid="00268ccd"/>
    </style:style>
    <style:style style:name="T18" style:family="text">
      <style:text-properties fo:font-variant="normal" fo:text-transform="none" fo:color="#222222" style:font-name="Liberation Serif" fo:letter-spacing="normal" fo:font-style="normal" fo:font-weight="normal" officeooo:rsid="0027a99d"/>
    </style:style>
    <style:style style:name="T19" style:family="text">
      <style:text-properties fo:font-variant="normal" fo:text-transform="none" fo:color="#222222" style:font-name="Liberation Serif" fo:letter-spacing="normal" fo:font-style="normal" fo:font-weight="normal" officeooo:rsid="0028fc70"/>
    </style:style>
    <style:style style:name="T20" style:family="text">
      <style:text-properties fo:font-variant="normal" fo:text-transform="none" fo:color="#222222" style:font-name="Liberation Serif" fo:letter-spacing="normal" fo:font-style="normal" fo:font-weight="normal" officeooo:rsid="002981c3"/>
    </style:style>
    <style:style style:name="T21" style:family="text">
      <style:text-properties fo:font-variant="normal" fo:text-transform="none" fo:color="#222222" style:font-name="Liberation Serif" fo:letter-spacing="normal" fo:font-style="normal" fo:font-weight="normal" officeooo:rsid="002ab96c"/>
    </style:style>
    <style:style style:name="T22" style:family="text">
      <style:text-properties fo:font-variant="normal" fo:text-transform="none" fo:color="#222222" style:font-name="Liberation Serif" fo:letter-spacing="normal" fo:font-style="normal" fo:font-weight="normal" officeooo:rsid="002b0154"/>
    </style:style>
    <style:style style:name="T23" style:family="text">
      <style:text-properties fo:font-variant="normal" fo:text-transform="none" fo:color="#222222" style:font-name="Liberation Serif" fo:letter-spacing="normal" fo:font-style="normal" fo:font-weight="normal" officeooo:rsid="002db76d"/>
    </style:style>
    <style:style style:name="T24" style:family="text">
      <style:text-properties fo:font-variant="normal" fo:text-transform="none" fo:color="#222222" style:font-name="Liberation Serif" fo:font-size="10pt" fo:letter-spacing="normal" fo:font-style="normal" fo:font-weight="normal" officeooo:rsid="000a85d1" style:font-size-asian="10pt" style:font-size-complex="10pt"/>
    </style:style>
    <style:style style:name="T25" style:family="text">
      <style:text-properties fo:font-variant="normal" fo:text-transform="none" fo:color="#222222" style:text-line-through-style="solid" style:text-line-through-type="single" style:font-name="Liberation Serif" fo:letter-spacing="normal" fo:font-style="normal" fo:font-weight="normal" officeooo:rsid="002db76d"/>
    </style:style>
    <style:style style:name="T26" style:family="text">
      <style:text-properties fo:font-variant="normal" fo:text-transform="none" fo:color="#222222" style:text-line-through-style="none" style:text-line-through-type="none" style:font-name="Liberation Serif" fo:letter-spacing="normal" fo:font-style="normal" fo:font-weight="normal" officeooo:rsid="002db76d"/>
    </style:style>
    <style:style style:name="T27" style:family="text">
      <style:text-properties officeooo:rsid="0004b704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028e37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Create a hadoop user by using the following command</text:p>
      <text:p text:style-name="P3"><text:tab/>sudo adduser hadoop</text:p>
      <text:p text:style-name="P3"/>
      <text:p text:style-name="P3">2) Add hadoop user to sudoers by logging into root account</text:p>
      <text:p text:style-name="P3"><text:tab/># sudo adduser hadoop sudo</text:p>
      <text:p text:style-name="P3"/>
      <text:p text:style-name="P3">3) Re-login as hadoop user</text:p>
      <text:p text:style-name="P3"><text:tab/>su hadoop</text:p>
      <text:p text:style-name="P3"/>
      <text:p text:style-name="P3">4) Configure SSH</text:p>
      <text:p text:style-name="P3"><text:tab/>a) Switch to sudo mode on hadoop user</text:p>
      <text:p text:style-name="P3"><text:tab/><text:tab/>su hadoop</text:p>
      <text:p text:style-name="P3"><text:tab/><text:span text:style-name="T1">b) Generate keys using ssh keygen</text:span></text:p>
      <text:p text:style-name="P3"><text:tab/><text:tab/><text:span text:style-name="T1">ssh-keygen -t rsa -P “”</text:span></text:p>
      <text:p text:style-name="P3"><text:span text:style-name="T1"><text:tab/>c) Move the keys to $HOME/.ssh/authorized_keys</text:span></text:p>
      <text:p text:style-name="P3"><text:tab/><text:tab/><text:span text:style-name="T1">cat $HOME/.ssh/id_rsa &gt;&gt; $HOME/.ssh/authorized_keys</text:span></text:p>
      <text:p text:style-name="P3"><text:span text:style-name="T1"><text:tab/>d) try ssh</text:span></text:p>
      <text:p text:style-name="P3"><text:tab/><text:tab/><text:span text:style-name="T1">ssh localhost</text:span></text:p>
      <text:p text:style-name="P3"><text:tab/><text:span text:style-name="T1">e) Download hadoop version</text:span></text:p>
      <text:p text:style-name="P1"><text:span text:style-name="T28"><text:tab/><text:tab/></text:span><text:span text:style-name="T29">wget “</text:span><text:a xlink:type="simple" xlink:href="https://downloads.apache.org/hadoop/common/hadoop-2.7.7/hadoop-2.7.7.tar.gz" text:style-name="Internet_20_link" text:visited-style-name="Visited_20_Internet_20_Link"><text:span text:style-name="T29">https://downloads.apache.org/hadoop/common/hadoop-2.7.7/hadoop-2.7.7.tar.gz</text:span></text:a><text:span text:style-name="T29">”</text:span></text:p>
      <text:p text:style-name="P3"><text:tab/></text:p>
      <text:p text:style-name="P3"><text:tab/><text:span text:style-name="T1">f) Extract the tar file</text:span></text:p>
      <text:p text:style-name="P3"><text:tab/><text:tab/><text:span text:style-name="T2">sudo tar -xvzf hadoop-2.7.7.tar.gz</text:span></text:p>
      <text:p text:style-name="P3"><text:tab/></text:p>
      <text:p text:style-name="P3"><text:tab/><text:span text:style-name="T2">g) Rename the extracted folder </text:span></text:p>
      <text:p text:style-name="P3"><text:tab/><text:tab/><text:span text:style-name="T2">sudo mv -r hadoop-2.7.7 hadoop</text:span></text:p>
      <text:p text:style-name="P3"><text:tab/></text:p>
      <text:p text:style-name="P3"><text:tab/><text:span text:style-name="T2">h) Give folder rights to hadoop user</text:span></text:p>
      <text:p text:style-name="P3"><text:tab/><text:tab/><text:span text:style-name="T2">sudo chown -R hadoop</text:span></text:p>
      <text:p text:style-name="P3"><text:tab/></text:p>
      <text:p text:style-name="P5">5) Configure Hadoop</text:p>
      <text:p text:style-name="P5"><text:tab/>a) Modify ~/.bashrc file</text:p>
      <text:p text:style-name="P5"><text:tab/><text:tab/>add the following lines</text:p>
      <text:p text:style-name="P5"><text:tab/><text:tab/>#Set HADOOP_HOME</text:p>
      <text:p text:style-name="P5"><text:tab/><text:tab/>export HADOOP_HOME=&lt;Installation Directory of Hadoop&gt;</text:p>
      <text:p text:style-name="P5"><text:tab/><text:tab/>#Set JAVA_HOME</text:p>
      <text:p text:style-name="P5"><text:tab/><text:tab/>export JAVA_HOME=&lt;Installation Directory of Java&gt;</text:p>
      <text:p text:style-name="P5"><text:tab/><text:tab/># Add bin/ directory of Hadoop to PATH</text:p>
      <text:p text:style-name="P5"><text:tab/><text:tab/>export PATH=$PATH:$HADOOP_HOME/bin</text:p>
      <text:p text:style-name="P5"><text:tab/></text:p>
      <text:p text:style-name="P5"><text:tab/>b) Save </text:p>
      <text:p text:style-name="P5"><text:tab/><text:tab/>. ~/.bashrc</text:p>
      <text:p text:style-name="P5"><text:tab/></text:p>
      <text:p text:style-name="P5"><text:tab/>c) Set JAVA_HOME inside $HADOOP_HOME/etc/hadoop/hadoop-env.sh</text:p>
      <text:p text:style-name="P5"><text:tab/><text:tab/>change export JAVA_HOME = ${JAVA_HOME}</text:p>
      <text:p text:style-name="P5"><text:tab/><text:tab/>to <text:tab/>export JAVA_HOME = /usr/lib/jvm/default-java</text:p>
      <text:p text:style-name="P5"><text:tab/></text:p>
      <text:p text:style-name="P5"><text:tab/><text:span text:style-name="T27">d) There are two parameters in $HADOOP_HOME/etc/hadoop/core-site.xml which need to <text:tab/> <text:s text:c="4"/>be set-</text:span></text:p>
      <text:p text:style-name="P5"/>
      <text:p text:style-name="P5"><text:tab/><text:tab/>1. 'hadoop.tmp.dir' - Used to specify a directory which will be used by Hadoop to <text:tab/><text:tab/><text:tab/><text:tab/> <text:s text:c="9"/>store its data files.</text:p>
      <text:p text:style-name="P5"/>
      <text:p text:style-name="P5"><text:tab/><text:tab/>2. 'fs.default.name' - This specifies the default file system.</text:p>
      <text:p text:style-name="P5"/>
      <text:p text:style-name="P5"><text:tab/>To set these parameters, open core-site.xml</text:p>
      <text:p text:style-name="P5"><text:tab/><text:tab/><text:span text:style-name="T4">sudo gedit $HADOOP_HOME/etc/hadoop/core-site.xml</text:span></text:p>
      <text:p text:style-name="P5"><text:span text:style-name="T4"><text:tab/><text:tab/>Copy below line in between tags &lt;configuration&gt;&lt;/configuration&gt;</text:span></text:p>
      <text:p text:style-name="P5"><text:span text:style-name="T4"><text:tab/><text:tab/>&lt;property&gt;</text:span></text:p>
      <text:p text:style-name="P5"><text:span text:style-name="T4"><text:tab/><text:tab/>&lt;name&gt;hadoop.tmp.dir&lt;/name&gt;</text:span></text:p>
      <text:p text:style-name="P5"><text:span text:style-name="T4"><text:tab/><text:tab/>&lt;value&gt;/app/hadoop/tmp&lt;/value&gt;</text:span></text:p>
      <text:p text:style-name="P5"><text:span text:style-name="T4"><text:tab/><text:tab/>&lt;description&gt;Parent directory for other temporary directories.&lt;/description&gt;</text:span></text:p>
      <text:p text:style-name="P5"><text:span text:style-name="T4"><text:tab/><text:tab/>&lt;/property&gt;</text:span></text:p>
      <text:p text:style-name="P5"><text:span text:style-name="T4"><text:tab/><text:tab/>&lt;property&gt;</text:span></text:p>
      <text:p text:style-name="P5"><text:soft-page-break/><text:span text:style-name="T4"><text:tab/><text:tab/>&lt;name&gt;fs.defaultFS &lt;/name&gt;</text:span></text:p>
      <text:p text:style-name="P5"><text:span text:style-name="T4"><text:tab/><text:tab/>&lt;value&gt;hdfs://localhost:54310&lt;/value&gt;</text:span></text:p>
      <text:p text:style-name="P5"><text:span text:style-name="T4"><text:tab/><text:tab/>&lt;description&gt;The name of the default file system. &lt;/description&gt;</text:span></text:p>
      <text:p text:style-name="P5"><text:span text:style-name="T4"><text:tab/><text:tab/>&lt;/property&gt;</text:span></text:p>
      <text:p text:style-name="P5"><text:span text:style-name="T4"><text:tab/></text:span></text:p>
      <text:p text:style-name="P5"><text:span text:style-name="T4"><text:tab/></text:span><text:span text:style-name="T5">e) </text:span><text:span text:style-name="T6">Navigate to directory $HADOOP_HOME/etc/Hadoop</text:span></text:p>
      <text:p text:style-name="P5"><text:span text:style-name="T6"><text:tab/></text:span></text:p>
      <text:p text:style-name="P5"><text:span text:style-name="T6"><text:tab/>f) Create directory</text:span><text:span text:style-name="T7">(&lt;value&gt;&lt;/value&gt;</text:span><text:span text:style-name="T6"> mentioned in core-site.xml</text:span></text:p>
      <text:p text:style-name="P5"><text:span text:style-name="T6"><text:tab/><text:tab/></text:span><text:span text:style-name="T7">sudo mkdir -p /app/hadoop/tmp</text:span></text:p>
      <text:p text:style-name="P5"><text:span text:style-name="T7"><text:tab/></text:span></text:p>
      <text:p text:style-name="P5"><text:span text:style-name="T7"><text:tab/>g) Grant permission to the directory</text:span></text:p>
      <text:p text:style-name="P5"><text:span text:style-name="T7"><text:tab/><text:tab/>sudo chown -R hadoop /app/hadoop/tmp</text:span></text:p>
      <text:p text:style-name="P5"><text:span text:style-name="T7"><text:tab/><text:tab/>sudo chmod 750 /app/hadoop/tmp</text:span></text:p>
      <text:p text:style-name="P5"><text:span text:style-name="T7"><text:tab/></text:span></text:p>
      <text:p text:style-name="P5"><text:span text:style-name="T7"><text:tab/></text:span><text:span text:style-name="T8">h</text:span><text:span text:style-name="T7">) Map Reduce Configuration </text:span></text:p>
      <text:p text:style-name="P5"><text:span text:style-name="T7"><text:tab/><text:tab/>sudo gedit /etc/profile.d/hadoop.sh</text:span></text:p>
      <text:p text:style-name="P7"><text:span text:style-name="T7"><text:tab/><text:tab/>//</text:span><text:span text:style-name="T4">add this line</text:span></text:p>
      <text:p text:style-name="P6"><text:span text:style-name="T7"><text:tab/><text:tab/>export HADOOP_HOME=/home/tanmay/Downloads/hadoop</text:span></text:p>
      <text:p text:style-name="P6"><text:span text:style-name="T7"><text:tab/><text:tab/>//</text:span><text:span text:style-name="T8">run this file</text:span></text:p>
      <text:p text:style-name="P6"><text:span text:style-name="T8"><text:tab/><text:tab/>sudo chmod =x /etc/profile.d/hadoop.sh</text:span></text:p>
      <text:p text:style-name="P6"><text:span text:style-name="T8"><text:tab/><text:tab/>//exit terminal and restart again.</text:span></text:p>
      <text:p text:style-name="P6"><text:span text:style-name="T8"><text:tab/></text:span></text:p>
      <text:p text:style-name="P6"><text:span text:style-name="T8"><text:tab/>g) Type echo $HADOOP_HOME. To verify the path</text:span></text:p>
      <text:p text:style-name="P6"><text:span text:style-name="T8"><text:tab/><text:tab/>echo $HADOOP_HOME</text:span></text:p>
      <text:p text:style-name="P6"><text:span text:style-name="T8"/></text:p>
      <text:p text:style-name="P6"><text:span text:style-name="T8"><text:tab/>h)</text:span><text:span text:style-name="T6"> </text:span><text:span text:style-name="T8">Copy Files</text:span></text:p>
      <text:p text:style-name="P2"><text:span text:style-name="T24"><text:tab/><text:tab/>sudo cp $HADOOP_HOME/etc/hadoop/mapred-site.xml.template <text:s text:c="2"/>$HADOOP_HOME/etc/hadoop/<text:tab/><text:tab/>mapred-site.xml</text:span></text:p>
      <text:p text:style-name="P6"><text:span text:style-name="T8"><text:tab/></text:span></text:p>
      <text:p text:style-name="P6"><text:span text:style-name="T8"><text:tab/></text:span><text:span text:style-name="T9">i) Open mapred-site.xml</text:span></text:p>
      <text:p text:style-name="P6"><text:span text:style-name="T8"><text:tab/><text:tab/>sudo gedit $HADOOP_HOME/etc/hadoop/mapred-site.xml</text:span></text:p>
      <text:p text:style-name="P6"><text:span text:style-name="T8"><text:tab/><text:tab/>//</text:span><text:span text:style-name="T11">add belows liines of setting in between tags </text:span><text:span text:style-name="T12">&lt;configuration&gt; and &lt;/configuration&gt;</text:span></text:p>
      <text:p text:style-name="P6"><text:span text:style-name="T12"><text:tab/><text:tab/>&lt;property&gt;</text:span></text:p>
      <text:p text:style-name="P6"><text:span text:style-name="T12"><text:tab/><text:tab/>&lt;name&gt;mapreduce.jobtracker.address&lt;/name&gt;</text:span></text:p>
      <text:p text:style-name="P6"><text:span text:style-name="T12"><text:tab/><text:tab/>&lt;value&gt;localhost:54311&lt;/value&gt;</text:span></text:p>
      <text:p text:style-name="P6"><text:span text:style-name="T12"><text:tab/><text:tab/>&lt;description&gt;MapReduce job tracker runs at this host and port.</text:span></text:p>
      <text:p text:style-name="P6"><text:span text:style-name="T12"><text:tab/><text:tab/>&lt;/description&gt;</text:span></text:p>
      <text:p text:style-name="P6"><text:span text:style-name="T12"><text:tab/><text:tab/>&lt;/property&gt;</text:span></text:p>
      <text:p text:style-name="P6"><text:span text:style-name="T8"><text:tab/></text:span></text:p>
      <text:p text:style-name="P6"><text:span text:style-name="T8"><text:tab/></text:span><text:span text:style-name="T10">j) </text:span><text:span text:style-name="T13">Open $HADOOP_HOME/etc/hadoop/hdfs-site.xml</text:span></text:p>
      <text:p text:style-name="P6"><text:span text:style-name="T13"><text:tab/><text:tab/>&lt;property&gt;</text:span></text:p>
      <text:p text:style-name="P6"><text:span text:style-name="T13"><text:tab/><text:tab/>&lt;name&gt;dfs.replication&lt;/name&gt;</text:span></text:p>
      <text:p text:style-name="P6"><text:span text:style-name="T13"><text:tab/><text:tab/>&lt;value&gt;1&lt;/value&gt;</text:span></text:p>
      <text:p text:style-name="P6"><text:span text:style-name="T13"><text:tab/><text:tab/>&lt;description&gt;Default block replication.&lt;/description&gt;</text:span></text:p>
      <text:p text:style-name="P6"><text:span text:style-name="T13"><text:tab/><text:tab/>&lt;/property&gt;</text:span></text:p>
      <text:p text:style-name="P6"><text:span text:style-name="T13"><text:tab/><text:tab/>&lt;property&gt;</text:span></text:p>
      <text:p text:style-name="P6"><text:span text:style-name="T13"><text:tab/><text:tab/>&lt;name&gt;dfs.datanode.data.dir&lt;/name&gt;</text:span></text:p>
      <text:p text:style-name="P6"><text:span text:style-name="T13"><text:tab/><text:tab/>&lt;value&gt;/home/hduser_/hdfs&lt;/value&gt;</text:span></text:p>
      <text:p text:style-name="P6"><text:span text:style-name="T13"><text:tab/><text:tab/>&lt;/property&gt;</text:span></text:p>
      <text:p text:style-name="P6"><text:span text:style-name="T13"/></text:p>
      <text:p text:style-name="P6"><text:span text:style-name="T13"><text:tab/></text:span><text:span text:style-name="T14">k) sudo mkdir -p /home/hadoop/hdfs</text:span></text:p>
      <text:p text:style-name="P6"><text:span text:style-name="T14"><text:tab/> <text:s text:c="4"/>sudo chmod 750 /home/hadoop/hdfs</text:span></text:p>
      <text:p text:style-name="P6"><text:span text:style-name="T14"><text:tab/></text:span></text:p>
      <text:p text:style-name="P6"><text:span text:style-name="T14"><text:tab/>l) Format HDFS before starting Hadoop</text:span></text:p>
      <text:p text:style-name="P6"><text:span text:style-name="T14"><text:tab/> <text:s text:c="4"/>HADOOP_HOME/sbin/start-dfs.sh</text:span></text:p>
      <text:p text:style-name="P6"><text:span text:style-name="T14"/></text:p>
      <text:p text:style-name="P6"><text:span text:style-name="T14"><text:tab/></text:span><text:span text:style-name="T15">m) $HADOOP_HOME/sbin/start-yarn.sh</text:span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oft-page-break/><text:span text:style-name="T15"/></text:p>
      <text:p text:style-name="P8"><text:span text:style-name="T4">a) </text:span><text:span text:style-name="T16">D</text:span><text:span text:style-name="T4">ownload hadoop installation by following URL:</text:span></text:p>
      <text:p text:style-name="P8"><text:span text:style-name="T4"/></text:p>
      <text:p text:style-name="P4"><text:span text:style-name="T16">--</text:span><text:span text:style-name="T17">&gt;</text:span><text:span text:style-name="T16">wget “</text:span><text:a xlink:type="simple" xlink:href="https://downloads.apache.org/hadoop/common/hadoop-2.7.7/hadoop-2.7.7.tar.gz" text:style-name="Internet_20_link" text:visited-style-name="Visited_20_Internet_20_Link">https://downloads.apache.org/hadoop/common/hadoop-2.7.7/hadoop-2.7.7.tar.gz</text:a><text:span text:style-name="T16">”</text:span></text:p>
      <text:p text:style-name="P4"><text:span text:style-name="T16">--</text:span><text:span text:style-name="T23">&gt;tar -</text:span><text:span text:style-name="T26">xvzf hadoop2.7.7.tar.gz</text:span></text:p>
      <text:p text:style-name="P4"><text:span text:style-name="T16"/></text:p>
      <text:p text:style-name="P8"><text:span text:style-name="T16">b</text:span><text:span text:style-name="T4">) </text:span><text:span text:style-name="T18">Download the eclipse 2020-03 version from eclipse website and install it giving it appropriate java path.</text:span></text:p>
      <text:p text:style-name="P8"><text:span text:style-name="T18"/></text:p>
      <text:p text:style-name="P9"><text:span text:style-name="T4">c) Downl</text:span><text:span text:style-name="T22">o</text:span><text:span text:style-name="T4">ad the eclipse plugin using the following </text:span><text:span text:style-name="T19">link</text:span></text:p>
      <text:p text:style-name="P9"><text:span text:style-name="T4"/></text:p>
      <text:p text:style-name="P9"><text:span text:style-name="T4">--&gt;https://drive.google.com/file/d/0B-ur4R5mlgGLaW9Cd2libWVfZFU/view</text:span></text:p>
      <text:p text:style-name="P9"><text:span text:style-name="T4"/></text:p>
      <text:p text:style-name="P9"><text:span text:style-name="T19">d) </text:span><text:span text:style-name="T20">Put the jar file in </text:span><text:span text:style-name="T21">plugins folder in </text:span><text:span text:style-name="T20">eclipse installation directory</text:span><text:span text:style-name="T21">(/home/tanmay/eclipse/jee-2020-03/eclipse/plugins)(in my case)</text:span></text:p>
      <text:p text:style-name="P9"><text:span text:style-name="T4"/></text:p>
      <text:p text:style-name="P10"><text:span text:style-name="T4">e) </text:span><text:span text:style-name="T22">Start eclipse you can find the map-reduce perspective in perspective list. Click on it and the perspective will be successfully set.</text:span></text:p>
      <text:p text:style-name="P10"><text:span text:style-name="T22"/></text:p>
      <text:p text:style-name="P11"><text:span text:style-name="T4">f) The</text:span><text:span text:style-name="T23">n you can successfully create a map-reduce project in add new project section, while creating the project click on configure hadoop installation directory and given the path of file that was </text:span><text:span text:style-name="T4"><text:s/></text:span><text:span text:style-name="T23">extracted in step (a)</text:span></text:p>
      <text:p text:style-name="P11"><text:span text:style-name="T23"/></text:p>
      <text:p text:style-name="P12"><text:span text:style-name="T23">g</text:span><text:span text:style-name="T4">) After this project can be run successfully</text:span></text:p>
      <text:p text:style-name="P5"><text:span text:style-name="T3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8:16:36.204863402</meta:creation-date>
    <meta:generator>LibreOffice/6.0.7.3$Linux_X86_64 LibreOffice_project/00m0$Build-3</meta:generator>
    <dc:date>2020-04-15T23:46:23.245109809</dc:date>
    <meta:editing-duration>PT3H15M15S</meta:editing-duration>
    <meta:editing-cycles>14</meta:editing-cycles>
    <meta:document-statistic meta:table-count="0" meta:image-count="0" meta:object-count="0" meta:page-count="3" meta:paragraph-count="119" meta:word-count="501" meta:character-count="4351" meta:non-whitespace-character-count="3755"/>
  </office:meta>
</office:document-meta>
</file>